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fo="urn:oasis:names:tc:opendocument:xmlns:xsl-fo-compatible:1.0" xmlns:style="urn:oasis:names:tc:opendocument:xmlns:style:1.0" office:version="1.0">
  <office:body>
    <office:text>
      <text:p text:style-name="P">This<text:s/>is<text:s/>a<text:s/>test.</text:p>
    </office:text>
  </office:body>
</office:document-content>
</file>

<file path=styles.xml><?xml version="1.0" encoding="utf-8"?>
<office:document-styles xmlns:text="urn:oasis:names:tc:opendocument:xmlns:text:1.0" xmlns:fo="urn:oasis:names:tc:opendocument:xmlns:xsl-fo-compatible:1.0" xmlns:style="urn:oasis:names:tc:opendocument:xmlns:style:1.0" xmlns:svg="urn:oasis:names:tc:opendocument:xmlns:svg-compatible:1.0" xmlns:office="urn:oasis:names:tc:opendocument:xmlns:office:1.0" office:version="1.0">
  <office:font-face-decls>
    <style:font-face style:name="monospace" svg:font-family="monospace" style:font-family-generic="modern" style:font-pitch="fixed"/>
    <style:font-face style:name="serif" svg:font-family="serif" style:font-family-generic="roman" style:font-pitch="variable"/>
  </office:font-face-decls>
  <office:styles>
    <style:style style:name="B" style:family="text">
      <style:text-properties fo:font-weight="bold" style:font-weight-complex="bold" style:font-weight-asian="bold"/>
    </style:style>
    <style:style style:name="I" style:family="text">
      <style:text-properties fo:font-style="italic" style:font-style-asian="italic" style:font-style-complex="italic"/>
    </style:style>
    <style:style style:name="UL" style:family="text">
      <style:text-properties style:text-underline-style="solid" style:text-underline-width="auto" style:text-underline-color="font-color"/>
    </style:style>
    <style:style style:name="H1" style:family="paragraph" style:class="text">
      <style:paragraph-properties fo:margin-top="5mm" fo:margin-bottom="2mm"/>
      <style:text-properties fo:font-size="150%" style:font-name="serif" fo:font-weight="bold"/>
    </style:style>
    <style:style style:name="H2" style:family="paragraph" style:class="text">
      <style:paragraph-properties fo:margin-top="5mm" fo:margin-bottom="2mm"/>
      <style:text-properties fo:font-size="130%" style:font-name="serif" fo:font-weight="bold"/>
    </style:style>
    <style:style style:name="H3" style:family="paragraph" style:class="text">
      <style:paragraph-properties fo:margin-top="5mm" fo:margin-bottom="2mm"/>
      <style:text-properties fo:font-size="110%" style:font-name="serif" fo:font-weight="bold"/>
    </style:style>
    <style:style style:name="H4" style:family="paragraph" style:class="text">
      <style:paragraph-properties fo:margin-top="5mm" fo:margin-bottom="2mm"/>
      <style:text-properties style:font-name="serif" fo:font-weight="bold"/>
    </style:style>
    <style:style style:name="P" style:family="paragraph" style:class="text">
      <style:paragraph-properties fo:margin-top="1.5mm" fo:margin-bottom="1.5mm"/>
      <style:text-properties style:font-name="serif"/>
    </style:style>
    <style:style style:name="Q" style:family="paragraph" style:class="text">
      <style:paragraph-properties fo:margin-top="1.5mm" fo:margin-bottom="1.5mm" fo:margin-left="10mm"/>
      <style:text-properties style:font-name="serif"/>
    </style:style>
    <style:style style:name="V" style:family="paragraph" style:class="text">
      <style:paragraph-properties fo:margin-left="10mm" fo:margin-top="0mm" fo:margin-bottom="0mm"/>
      <style:text-properties style:font-name="serif"/>
    </style:style>
    <style:style style:name="PRE" style:family="paragraph" style:class="text">
      <style:paragraph-properties fo:margin-top="0mm" fo:margin-bottom="0mm"/>
      <style:text-properties style:font-name="monospace"/>
    </style:style>
    <text:list-style style:name="LB">
      <text:list-level-style-bullet text:level="1" text:bullet-char="•">
        <style:list-level-properties text:space-before="5mm" text:min-label-width="5mm"/>
      </text:list-level-style-bullet>
    </text:list-style>
    <text:list-style style:name="L">
      <text:list-level-style-bullet text:level="1" text:bullet-char=" ">
        <style:list-level-properties text:space-before="5mm" text:min-label-width="5mm"/>
      </text:list-level-style-bullet>
    </text:list-style>
  </office:styles>
</office:document-styles>
</file>

<file path=meta.xml><?xml version="1.0" encoding="utf-8"?>
<office:document-meta xmlns:office="urn:oasis:names:tc:opendocument:xmlns:office:1.0" office:version="1.0"/>
</file>